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 table:number-columns-repeated="4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table:style-name="ce15"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 table:number-columns-repeated="4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2" table:default-cell-style-name="ce15"/>
        <table:table-column table:style-name="co33" table:default-cell-style-name="ce15"/>
        <table:table-column table:style-name="co21" table:default-cell-style-name="ce15"/>
        <table:table-column table:style-name="co2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8" office:value-type="string" calcext:value-type="string">
            <text:p>2453.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05:46:49.0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3T05:49:35.631000000</dc:date>
    <meta:editing-duration>P4DT13H5M28S</meta:editing-duration>
    <meta:editing-cycles>1780</meta:editing-cycles>
    <meta:document-statistic meta:table-count="4" meta:cell-count="9974" meta:object-count="0"/>
  </office:meta>
</office:document-meta>
</file>